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2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3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4"/>
    <style:style style:name="gr1" style:family="graphic">
      <style:graphic-properties draw:stroke="none" draw:fill="none" draw:fill-color="#ffff6d" draw:opacity="100%" draw:textarea-horizontal-align="center" draw:textarea-vertical-align="middle" draw:shadow-offset-x="8.65pt" draw:shadow-offset-y="8.65pt" draw:shadow-opacity="100%" draw:ole-draw-aspect="1"/>
    </style:style>
    <style:style style:name="P1" style:family="paragraph">
      <loext:graphic-properties draw:fill="none" draw:fill-color="#ffff6d" draw:opacity="100%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3"/>
          <table:table-cell table:style-name="Default" office:value-type="string" calcext:value-type="string">
            <text:p>Precise avg UPS across 3x 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15.overlapping.direction_0.zip</text:p>
          </table:table-cell>
          <table:table-cell office:value-type="float" office:value="1" calcext:value-type="float">
            <text:p>1</text:p>
          </table:table-cell>
          <table:table-cell office:value-type="float" office:value="1.379" calcext:value-type="float">
            <text:p>1.379</text:p>
          </table:table-cell>
          <table:table-cell office:value-type="float" office:value="346.937" calcext:value-type="float">
            <text:p>346.937</text:p>
          </table:table-cell>
          <table:table-cell office:value-type="float" office:value="17.244" calcext:value-type="float">
            <text:p>17.244</text:p>
          </table:table-cell>
          <table:table-cell office:value-type="float" office:value="17.121" calcext:value-type="float">
            <text:p>17.121</text:p>
          </table:table-cell>
          <table:table-cell office:value-type="float" office:value="20.2" calcext:value-type="float">
            <text:p>20.2</text:p>
          </table:table-cell>
          <table:table-cell office:value-type="float" office:value="20000" calcext:value-type="float">
            <text:p>20000</text:p>
          </table:table-cell>
          <table:table-cell office:value-type="float" office:value="344882.025" calcext:value-type="float">
            <text:p>344882.025</text:p>
          </table:table-cell>
          <table:table-cell office:value-type="float" office:value="57.9" calcext:value-type="float">
            <text:p>57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2:.I4])" office:value-type="float" office:value="1029831.359" calcext:value-type="float">
            <text:p>1029831.359</text:p>
          </table:table-cell>
          <table:table-cell table:formula="of:=SUBSTITUTE([.A2];&quot;test-000015.&quot;;&quot;&quot;)" office:value-type="string" office:string-value="overlapping.direction_0.zip" calcext:value-type="string">
            <text:p>overlapping.direction_0.zip</text:p>
          </table:table-cell>
          <table:table-cell table:formula="of:=[.H2]*3*1000/[.N2]" office:value-type="float" office:value="58.2619663653105" calcext:value-type="float">
            <text:p>58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15.overlapping.direction_0.zip</text:p>
          </table:table-cell>
          <table:table-cell office:value-type="float" office:value="2" calcext:value-type="float">
            <text:p>2</text:p>
          </table:table-cell>
          <table:table-cell office:value-type="float" office:value="1.382" calcext:value-type="float">
            <text:p>1.382</text:p>
          </table:table-cell>
          <table:table-cell office:value-type="float" office:value="345.108" calcext:value-type="float">
            <text:p>345.108</text:p>
          </table:table-cell>
          <table:table-cell office:value-type="float" office:value="17.152" calcext:value-type="float">
            <text:p>17.152</text:p>
          </table:table-cell>
          <table:table-cell office:value-type="float" office:value="17.048" calcext:value-type="float">
            <text:p>17.048</text:p>
          </table:table-cell>
          <table:table-cell office:value-type="float" office:value="18.531" calcext:value-type="float">
            <text:p>18.531</text:p>
          </table:table-cell>
          <table:table-cell office:value-type="float" office:value="20000" calcext:value-type="float">
            <text:p>20000</text:p>
          </table:table-cell>
          <table:table-cell office:value-type="float" office:value="343046.95" calcext:value-type="float">
            <text:p>343046.95</text:p>
          </table:table-cell>
          <table:table-cell office:value-type="float" office:value="58.3" calcext:value-type="float">
            <text:p>58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-000015.overlapping.direction_0.zip</text:p>
          </table:table-cell>
          <table:table-cell office:value-type="float" office:value="3" calcext:value-type="float">
            <text:p>3</text:p>
          </table:table-cell>
          <table:table-cell office:value-type="float" office:value="1.388" calcext:value-type="float">
            <text:p>1.388</text:p>
          </table:table-cell>
          <table:table-cell office:value-type="float" office:value="343.97" calcext:value-type="float">
            <text:p>343.97</text:p>
          </table:table-cell>
          <table:table-cell office:value-type="float" office:value="17.095" calcext:value-type="float">
            <text:p>17.095</text:p>
          </table:table-cell>
          <table:table-cell office:value-type="float" office:value="17.035" calcext:value-type="float">
            <text:p>17.035</text:p>
          </table:table-cell>
          <table:table-cell office:value-type="float" office:value="18.345" calcext:value-type="float">
            <text:p>18.345</text:p>
          </table:table-cell>
          <table:table-cell office:value-type="float" office:value="20000" calcext:value-type="float">
            <text:p>20000</text:p>
          </table:table-cell>
          <table:table-cell office:value-type="float" office:value="341902.384" calcext:value-type="float">
            <text:p>341902.384</text:p>
          </table:table-cell>
          <table:table-cell office:value-type="float" office:value="58.4" calcext:value-type="float">
            <text:p>58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-000015.overlapping.direction_4.zip</text:p>
          </table:table-cell>
          <table:table-cell office:value-type="float" office:value="1" calcext:value-type="float">
            <text:p>1</text:p>
          </table:table-cell>
          <table:table-cell office:value-type="float" office:value="1.386" calcext:value-type="float">
            <text:p>1.386</text:p>
          </table:table-cell>
          <table:table-cell office:value-type="float" office:value="345.824" calcext:value-type="float">
            <text:p>345.824</text:p>
          </table:table-cell>
          <table:table-cell office:value-type="float" office:value="17.188" calcext:value-type="float">
            <text:p>17.188</text:p>
          </table:table-cell>
          <table:table-cell office:value-type="float" office:value="17.089" calcext:value-type="float">
            <text:p>17.089</text:p>
          </table:table-cell>
          <table:table-cell office:value-type="float" office:value="18.447" calcext:value-type="float">
            <text:p>18.447</text:p>
          </table:table-cell>
          <table:table-cell office:value-type="float" office:value="20000" calcext:value-type="float">
            <text:p>20000</text:p>
          </table:table-cell>
          <table:table-cell office:value-type="float" office:value="343755.48" calcext:value-type="float">
            <text:p>343755.48</text:p>
          </table:table-cell>
          <table:table-cell office:value-type="float" office:value="58.1" calcext:value-type="float">
            <text:p>58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5:.I7])" office:value-type="float" office:value="1032151.349" calcext:value-type="float">
            <text:p>1032151.349</text:p>
          </table:table-cell>
          <table:table-cell table:formula="of:=SUBSTITUTE([.A5];&quot;test-000015.&quot;;&quot;&quot;)" office:value-type="string" office:string-value="overlapping.direction_4.zip" calcext:value-type="string">
            <text:p>overlapping.direction_4.zip</text:p>
          </table:table-cell>
          <table:table-cell table:formula="of:=[.H5]*3*1000/[.N5]" office:value-type="float" office:value="58.1310096219232" calcext:value-type="float">
            <text:p>58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15.overlapping.direction_4.zip</text:p>
          </table:table-cell>
          <table:table-cell office:value-type="float" office:value="2" calcext:value-type="float">
            <text:p>2</text:p>
          </table:table-cell>
          <table:table-cell office:value-type="float" office:value="1.388" calcext:value-type="float">
            <text:p>1.388</text:p>
          </table:table-cell>
          <table:table-cell office:value-type="float" office:value="344.799" calcext:value-type="float">
            <text:p>344.799</text:p>
          </table:table-cell>
          <table:table-cell office:value-type="float" office:value="17.136" calcext:value-type="float">
            <text:p>17.136</text:p>
          </table:table-cell>
          <table:table-cell office:value-type="float" office:value="17.065" calcext:value-type="float">
            <text:p>17.065</text:p>
          </table:table-cell>
          <table:table-cell office:value-type="float" office:value="18.268" calcext:value-type="float">
            <text:p>18.268</text:p>
          </table:table-cell>
          <table:table-cell office:value-type="float" office:value="20000" calcext:value-type="float">
            <text:p>20000</text:p>
          </table:table-cell>
          <table:table-cell office:value-type="float" office:value="342725.288" calcext:value-type="float">
            <text:p>342725.288</text:p>
          </table:table-cell>
          <table:table-cell office:value-type="float" office:value="58.3" calcext:value-type="float">
            <text:p>58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-000015.overlapping.direction_4.zip</text:p>
          </table:table-cell>
          <table:table-cell office:value-type="float" office:value="3" calcext:value-type="float">
            <text:p>3</text:p>
          </table:table-cell>
          <table:table-cell office:value-type="float" office:value="1.395" calcext:value-type="float">
            <text:p>1.395</text:p>
          </table:table-cell>
          <table:table-cell office:value-type="float" office:value="347.748" calcext:value-type="float">
            <text:p>347.748</text:p>
          </table:table-cell>
          <table:table-cell office:value-type="float" office:value="17.284" calcext:value-type="float">
            <text:p>17.284</text:p>
          </table:table-cell>
          <table:table-cell office:value-type="float" office:value="17.204" calcext:value-type="float">
            <text:p>17.204</text:p>
          </table:table-cell>
          <table:table-cell office:value-type="float" office:value="18.381" calcext:value-type="float">
            <text:p>18.381</text:p>
          </table:table-cell>
          <table:table-cell office:value-type="float" office:value="20000" calcext:value-type="float">
            <text:p>20000</text:p>
          </table:table-cell>
          <table:table-cell office:value-type="float" office:value="345670.581" calcext:value-type="float">
            <text:p>345670.581</text:p>
          </table:table-cell>
          <table:table-cell office:value-type="float" office:value="57.8" calcext:value-type="float">
            <text:p>57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-000015.stationary.direction_0.2x3.zip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340.949" calcext:value-type="float">
            <text:p>340.949</text:p>
          </table:table-cell>
          <table:table-cell office:value-type="float" office:value="16.945" calcext:value-type="float">
            <text:p>16.945</text:p>
          </table:table-cell>
          <table:table-cell office:value-type="float" office:value="16.846" calcext:value-type="float">
            <text:p>16.846</text:p>
          </table:table-cell>
          <table:table-cell office:value-type="float" office:value="18.315" calcext:value-type="float">
            <text:p>18.315</text:p>
          </table:table-cell>
          <table:table-cell office:value-type="float" office:value="20000" calcext:value-type="float">
            <text:p>20000</text:p>
          </table:table-cell>
          <table:table-cell office:value-type="float" office:value="338905.155" calcext:value-type="float">
            <text:p>338905.15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8:.I10])" office:value-type="float" office:value="1014100.885" calcext:value-type="float">
            <text:p>1014100.885</text:p>
          </table:table-cell>
          <table:table-cell table:formula="of:=SUBSTITUTE([.A8];&quot;test-000015.&quot;;&quot;&quot;)" office:value-type="string" office:string-value="stationary.direction_0.2x3.zip" calcext:value-type="string">
            <text:p>stationary.direction_0.2x3.zip</text:p>
          </table:table-cell>
          <table:table-cell table:formula="of:=[.H8]*3*1000/[.N8]" office:value-type="float" office:value="59.1657111116711" calcext:value-type="float">
            <text:p>59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15.stationary.direction_0.2x3.zip</text:p>
          </table:table-cell>
          <table:table-cell office:value-type="float" office:value="2" calcext:value-type="float">
            <text:p>2</text:p>
          </table:table-cell>
          <table:table-cell office:value-type="float" office:value="1.371" calcext:value-type="float">
            <text:p>1.371</text:p>
          </table:table-cell>
          <table:table-cell office:value-type="float" office:value="340.036" calcext:value-type="float">
            <text:p>340.036</text:p>
          </table:table-cell>
          <table:table-cell office:value-type="float" office:value="16.9" calcext:value-type="float">
            <text:p>16.9</text:p>
          </table:table-cell>
          <table:table-cell office:value-type="float" office:value="16.81" calcext:value-type="float">
            <text:p>16.81</text:p>
          </table:table-cell>
          <table:table-cell office:value-type="float" office:value="18.641" calcext:value-type="float">
            <text:p>18.641</text:p>
          </table:table-cell>
          <table:table-cell office:value-type="float" office:value="20000" calcext:value-type="float">
            <text:p>20000</text:p>
          </table:table-cell>
          <table:table-cell office:value-type="float" office:value="337990.405" calcext:value-type="float">
            <text:p>337990.405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-000015.stationary.direction_0.2x3.zip</text:p>
          </table:table-cell>
          <table:table-cell office:value-type="float" office:value="3" calcext:value-type="float">
            <text:p>3</text:p>
          </table:table-cell>
          <table:table-cell office:value-type="float" office:value="1.375" calcext:value-type="float">
            <text:p>1.375</text:p>
          </table:table-cell>
          <table:table-cell office:value-type="float" office:value="339.259" calcext:value-type="float">
            <text:p>339.259</text:p>
          </table:table-cell>
          <table:table-cell office:value-type="float" office:value="16.86" calcext:value-type="float">
            <text:p>16.86</text:p>
          </table:table-cell>
          <table:table-cell office:value-type="float" office:value="16.772" calcext:value-type="float">
            <text:p>16.772</text:p>
          </table:table-cell>
          <table:table-cell office:value-type="float" office:value="18.352" calcext:value-type="float">
            <text:p>18.352</text:p>
          </table:table-cell>
          <table:table-cell office:value-type="float" office:value="20000" calcext:value-type="float">
            <text:p>20000</text:p>
          </table:table-cell>
          <table:table-cell office:value-type="float" office:value="337205.325" calcext:value-type="float">
            <text:p>337205.325</text:p>
          </table:table-cell>
          <table:table-cell office:value-type="float" office:value="59.3" calcext:value-type="float">
            <text:p>59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-000015.stationary.direction_0.5x5.zip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343.552" calcext:value-type="float">
            <text:p>343.552</text:p>
          </table:table-cell>
          <table:table-cell office:value-type="float" office:value="17.076" calcext:value-type="float">
            <text:p>17.076</text:p>
          </table:table-cell>
          <table:table-cell office:value-type="float" office:value="17.001" calcext:value-type="float">
            <text:p>17.001</text:p>
          </table:table-cell>
          <table:table-cell office:value-type="float" office:value="18.383" calcext:value-type="float">
            <text:p>18.383</text:p>
          </table:table-cell>
          <table:table-cell office:value-type="float" office:value="20000" calcext:value-type="float">
            <text:p>20000</text:p>
          </table:table-cell>
          <table:table-cell office:value-type="float" office:value="341519.116" calcext:value-type="float">
            <text:p>341519.116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11:.I13])" office:value-type="float" office:value="1024230.913" calcext:value-type="float">
            <text:p>1024230.913</text:p>
          </table:table-cell>
          <table:table-cell table:formula="of:=SUBSTITUTE([.A11];&quot;test-000015.&quot;;&quot;&quot;)" office:value-type="string" office:string-value="stationary.direction_0.5x5.zip" calcext:value-type="string">
            <text:p>stationary.direction_0.5x5.zip</text:p>
          </table:table-cell>
          <table:table-cell table:formula="of:=[.H11]*3*1000/[.N11]" office:value-type="float" office:value="58.5805400310155" calcext:value-type="float">
            <text:p>58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15.stationary.direction_0.5x5.zip</text:p>
          </table:table-cell>
          <table:table-cell office:value-type="float" office:value="2" calcext:value-type="float">
            <text:p>2</text:p>
          </table:table-cell>
          <table:table-cell office:value-type="float" office:value="1.373" calcext:value-type="float">
            <text:p>1.373</text:p>
          </table:table-cell>
          <table:table-cell office:value-type="float" office:value="343.683" calcext:value-type="float">
            <text:p>343.683</text:p>
          </table:table-cell>
          <table:table-cell office:value-type="float" office:value="17.082" calcext:value-type="float">
            <text:p>17.082</text:p>
          </table:table-cell>
          <table:table-cell office:value-type="float" office:value="16.993" calcext:value-type="float">
            <text:p>16.993</text:p>
          </table:table-cell>
          <table:table-cell office:value-type="float" office:value="18.472" calcext:value-type="float">
            <text:p>18.472</text:p>
          </table:table-cell>
          <table:table-cell office:value-type="float" office:value="20000" calcext:value-type="float">
            <text:p>20000</text:p>
          </table:table-cell>
          <table:table-cell office:value-type="float" office:value="341647.669" calcext:value-type="float">
            <text:p>341647.669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-000015.stationary.direction_0.5x5.zip</text:p>
          </table:table-cell>
          <table:table-cell office:value-type="float" office:value="3" calcext:value-type="float">
            <text:p>3</text:p>
          </table:table-cell>
          <table:table-cell office:value-type="float" office:value="1.371" calcext:value-type="float">
            <text:p>1.371</text:p>
          </table:table-cell>
          <table:table-cell office:value-type="float" office:value="343.098" calcext:value-type="float">
            <text:p>343.098</text:p>
          </table:table-cell>
          <table:table-cell office:value-type="float" office:value="17.053" calcext:value-type="float">
            <text:p>17.053</text:p>
          </table:table-cell>
          <table:table-cell office:value-type="float" office:value="16.966" calcext:value-type="float">
            <text:p>16.966</text:p>
          </table:table-cell>
          <table:table-cell office:value-type="float" office:value="18.489" calcext:value-type="float">
            <text:p>18.489</text:p>
          </table:table-cell>
          <table:table-cell office:value-type="float" office:value="20000" calcext:value-type="float">
            <text:p>20000</text:p>
          </table:table-cell>
          <table:table-cell office:value-type="float" office:value="341064.128" calcext:value-type="float">
            <text:p>341064.128</text:p>
          </table:table-cell>
          <table:table-cell office:value-type="float" office:value="58.6" calcext:value-type="float">
            <text:p>58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-000015.stationary.direction_4.2x3.zip</text:p>
          </table:table-cell>
          <table:table-cell office:value-type="float" office:value="1" calcext:value-type="float">
            <text:p>1</text:p>
          </table:table-cell>
          <table:table-cell office:value-type="float" office:value="1.378" calcext:value-type="float">
            <text:p>1.378</text:p>
          </table:table-cell>
          <table:table-cell office:value-type="float" office:value="340.218" calcext:value-type="float">
            <text:p>340.218</text:p>
          </table:table-cell>
          <table:table-cell office:value-type="float" office:value="16.908" calcext:value-type="float">
            <text:p>16.908</text:p>
          </table:table-cell>
          <table:table-cell office:value-type="float" office:value="16.849" calcext:value-type="float">
            <text:p>16.849</text:p>
          </table:table-cell>
          <table:table-cell office:value-type="float" office:value="18.098" calcext:value-type="float">
            <text:p>18.098</text:p>
          </table:table-cell>
          <table:table-cell office:value-type="float" office:value="20000" calcext:value-type="float">
            <text:p>20000</text:p>
          </table:table-cell>
          <table:table-cell office:value-type="float" office:value="338162.955" calcext:value-type="float">
            <text:p>338162.955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14:.I16])" office:value-type="float" office:value="1012725.994" calcext:value-type="float">
            <text:p>1012725.994</text:p>
          </table:table-cell>
          <table:table-cell table:formula="of:=SUBSTITUTE([.A14];&quot;test-000015.&quot;;&quot;&quot;)" office:value-type="string" office:string-value="stationary.direction_4.2x3.zip" calcext:value-type="string">
            <text:p>stationary.direction_4.2x3.zip</text:p>
          </table:table-cell>
          <table:table-cell table:formula="of:=[.H14]*3*1000/[.N14]" office:value-type="float" office:value="59.2460353101196" calcext:value-type="float">
            <text:p>59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15.stationary.direction_4.2x3.zip</text:p>
          </table:table-cell>
          <table:table-cell office:value-type="float" office:value="2" calcext:value-type="float">
            <text:p>2</text:p>
          </table:table-cell>
          <table:table-cell office:value-type="float" office:value="1.368" calcext:value-type="float">
            <text:p>1.368</text:p>
          </table:table-cell>
          <table:table-cell office:value-type="float" office:value="339.069" calcext:value-type="float">
            <text:p>339.069</text:p>
          </table:table-cell>
          <table:table-cell office:value-type="float" office:value="16.851" calcext:value-type="float">
            <text:p>16.851</text:p>
          </table:table-cell>
          <table:table-cell office:value-type="float" office:value="16.797" calcext:value-type="float">
            <text:p>16.797</text:p>
          </table:table-cell>
          <table:table-cell office:value-type="float" office:value="18.073" calcext:value-type="float">
            <text:p>18.073</text:p>
          </table:table-cell>
          <table:table-cell office:value-type="float" office:value="20000" calcext:value-type="float">
            <text:p>20000</text:p>
          </table:table-cell>
          <table:table-cell office:value-type="float" office:value="337026.651" calcext:value-type="float">
            <text:p>337026.651</text:p>
          </table:table-cell>
          <table:table-cell office:value-type="float" office:value="59.3" calcext:value-type="float">
            <text:p>59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-000015.stationary.direction_4.2x3.zip</text:p>
          </table:table-cell>
          <table:table-cell office:value-type="float" office:value="3" calcext:value-type="float">
            <text:p>3</text:p>
          </table:table-cell>
          <table:table-cell office:value-type="float" office:value="1.368" calcext:value-type="float">
            <text:p>1.368</text:p>
          </table:table-cell>
          <table:table-cell office:value-type="float" office:value="339.581" calcext:value-type="float">
            <text:p>339.581</text:p>
          </table:table-cell>
          <table:table-cell office:value-type="float" office:value="16.877" calcext:value-type="float">
            <text:p>16.877</text:p>
          </table:table-cell>
          <table:table-cell office:value-type="float" office:value="16.82" calcext:value-type="float">
            <text:p>16.82</text:p>
          </table:table-cell>
          <table:table-cell office:value-type="float" office:value="18.676" calcext:value-type="float">
            <text:p>18.676</text:p>
          </table:table-cell>
          <table:table-cell office:value-type="float" office:value="20000" calcext:value-type="float">
            <text:p>20000</text:p>
          </table:table-cell>
          <table:table-cell office:value-type="float" office:value="337536.388" calcext:value-type="float">
            <text:p>337536.388</text:p>
          </table:table-cell>
          <table:table-cell office:value-type="float" office:value="59.2" calcext:value-type="float">
            <text:p>59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-000015.stationary.direction_4.5x5.zip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343.945" calcext:value-type="float">
            <text:p>343.945</text:p>
          </table:table-cell>
          <table:table-cell office:value-type="float" office:value="17.095" calcext:value-type="float">
            <text:p>17.095</text:p>
          </table:table-cell>
          <table:table-cell office:value-type="float" office:value="17.009" calcext:value-type="float">
            <text:p>17.009</text:p>
          </table:table-cell>
          <table:table-cell office:value-type="float" office:value="18.739" calcext:value-type="float">
            <text:p>18.739</text:p>
          </table:table-cell>
          <table:table-cell office:value-type="float" office:value="20000" calcext:value-type="float">
            <text:p>20000</text:p>
          </table:table-cell>
          <table:table-cell office:value-type="float" office:value="341899.432" calcext:value-type="float">
            <text:p>341899.432</text:p>
          </table:table-cell>
          <table:table-cell office:value-type="float" office:value="58.4" calcext:value-type="float">
            <text:p>58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17:.I19])" office:value-type="float" office:value="1022997.877" calcext:value-type="float">
            <text:p>1022997.877</text:p>
          </table:table-cell>
          <table:table-cell table:formula="of:=SUBSTITUTE([.A17];&quot;test-000015.&quot;;&quot;&quot;)" office:value-type="string" office:string-value="stationary.direction_4.5x5.zip" calcext:value-type="string">
            <text:p>stationary.direction_4.5x5.zip</text:p>
          </table:table-cell>
          <table:table-cell table:formula="of:=[.H17]*3*1000/[.N17]" office:value-type="float" office:value="58.6511481098606" calcext:value-type="float">
            <text:p>58.65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test-000015.stationary.direction_4.5x5.zip</text:p>
          </table:table-cell>
          <table:table-cell office:value-type="float" office:value="2" calcext:value-type="float">
            <text:p>2</text:p>
          </table:table-cell>
          <table:table-cell office:value-type="float" office:value="1.376" calcext:value-type="float">
            <text:p>1.376</text:p>
          </table:table-cell>
          <table:table-cell office:value-type="float" office:value="342.458" calcext:value-type="float">
            <text:p>342.458</text:p>
          </table:table-cell>
          <table:table-cell office:value-type="float" office:value="17.021" calcext:value-type="float">
            <text:p>17.021</text:p>
          </table:table-cell>
          <table:table-cell office:value-type="float" office:value="16.957" calcext:value-type="float">
            <text:p>16.957</text:p>
          </table:table-cell>
          <table:table-cell office:value-type="float" office:value="20.602" calcext:value-type="float">
            <text:p>20.602</text:p>
          </table:table-cell>
          <table:table-cell office:value-type="float" office:value="20000" calcext:value-type="float">
            <text:p>20000</text:p>
          </table:table-cell>
          <table:table-cell office:value-type="float" office:value="340417.489" calcext:value-type="float">
            <text:p>340417.489</text:p>
          </table:table-cell>
          <table:table-cell office:value-type="float" office:value="58.7" calcext:value-type="float">
            <text:p>58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-000015.stationary.direction_4.5x5.zip</text:p>
          </table:table-cell>
          <table:table-cell office:value-type="float" office:value="3" calcext:value-type="float">
            <text:p>3</text:p>
          </table:table-cell>
          <table:table-cell office:value-type="float" office:value="1.373" calcext:value-type="float">
            <text:p>1.373</text:p>
          </table:table-cell>
          <table:table-cell office:value-type="float" office:value="342.72" calcext:value-type="float">
            <text:p>342.72</text:p>
          </table:table-cell>
          <table:table-cell office:value-type="float" office:value="17.034" calcext:value-type="float">
            <text:p>17.034</text:p>
          </table:table-cell>
          <table:table-cell office:value-type="float" office:value="16.968" calcext:value-type="float">
            <text:p>16.968</text:p>
          </table:table-cell>
          <table:table-cell office:value-type="float" office:value="18.465" calcext:value-type="float">
            <text:p>18.465</text:p>
          </table:table-cell>
          <table:table-cell office:value-type="float" office:value="20000" calcext:value-type="float">
            <text:p>20000</text:p>
          </table:table-cell>
          <table:table-cell office:value-type="float" office:value="340680.956" calcext:value-type="float">
            <text:p>340680.956</text:p>
          </table:table-cell>
          <table:table-cell office:value-type="float" office:value="58.7" calcext:value-type="float">
            <text:p>58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-000015.moving.direction_0.2x3.zip</text:p>
          </table:table-cell>
          <table:table-cell office:value-type="float" office:value="1" calcext:value-type="float">
            <text:p>1</text:p>
          </table:table-cell>
          <table:table-cell office:value-type="float" office:value="3.025" calcext:value-type="float">
            <text:p>3.025</text:p>
          </table:table-cell>
          <table:table-cell office:value-type="float" office:value="1155.696" calcext:value-type="float">
            <text:p>1155.696</text:p>
          </table:table-cell>
          <table:table-cell office:value-type="float" office:value="57.567" calcext:value-type="float">
            <text:p>57.567</text:p>
          </table:table-cell>
          <table:table-cell office:value-type="float" office:value="47.584" calcext:value-type="float">
            <text:p>47.584</text:p>
          </table:table-cell>
          <table:table-cell office:value-type="float" office:value="59.102" calcext:value-type="float">
            <text:p>59.102</text:p>
          </table:table-cell>
          <table:table-cell office:value-type="float" office:value="20000" calcext:value-type="float">
            <text:p>20000</text:p>
          </table:table-cell>
          <table:table-cell office:value-type="float" office:value="1151347.861" calcext:value-type="float">
            <text:p>1151347.861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20:.I22])" office:value-type="float" office:value="3463357.749" calcext:value-type="float">
            <text:p>3463357.749</text:p>
          </table:table-cell>
          <table:table-cell table:formula="of:=SUBSTITUTE([.A20];&quot;test-000015.&quot;;&quot;&quot;)" office:value-type="string" office:string-value="moving.direction_0.2x3.zip" calcext:value-type="string">
            <text:p>moving.direction_0.2x3.zip</text:p>
          </table:table-cell>
          <table:table-cell table:formula="of:=[.H20]*3*1000/[.N20]" office:value-type="float" office:value="17.324228205222" calcext:value-type="float">
            <text:p>17.32</text:p>
          </table:table-cell>
          <table:table-cell/>
          <table:table-cell table:formula="of:=[.N20]*2" office:value-type="float" office:value="6926715.498" calcext:value-type="float">
            <text:p>6926715.498</text:p>
          </table:table-cell>
        </table:table-row>
        <table:table-row table:style-name="ro1">
          <table:table-cell office:value-type="string" calcext:value-type="string">
            <text:p>test-000015.moving.direction_0.2x3.zip</text:p>
          </table:table-cell>
          <table:table-cell office:value-type="float" office:value="2" calcext:value-type="float">
            <text:p>2</text:p>
          </table:table-cell>
          <table:table-cell office:value-type="float" office:value="3.017" calcext:value-type="float">
            <text:p>3.017</text:p>
          </table:table-cell>
          <table:table-cell office:value-type="float" office:value="1161.35" calcext:value-type="float">
            <text:p>1161.35</text:p>
          </table:table-cell>
          <table:table-cell office:value-type="float" office:value="57.85" calcext:value-type="float">
            <text:p>57.85</text:p>
          </table:table-cell>
          <table:table-cell office:value-type="float" office:value="48.157" calcext:value-type="float">
            <text:p>48.157</text:p>
          </table:table-cell>
          <table:table-cell office:value-type="float" office:value="58.886" calcext:value-type="float">
            <text:p>58.886</text:p>
          </table:table-cell>
          <table:table-cell office:value-type="float" office:value="20000" calcext:value-type="float">
            <text:p>20000</text:p>
          </table:table-cell>
          <table:table-cell office:value-type="float" office:value="1157000.951" calcext:value-type="float">
            <text:p>1157000.951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-000015.moving.direction_0.2x3.zip</text:p>
          </table:table-cell>
          <table:table-cell office:value-type="float" office:value="3" calcext:value-type="float">
            <text:p>3</text:p>
          </table:table-cell>
          <table:table-cell office:value-type="float" office:value="3.017" calcext:value-type="float">
            <text:p>3.017</text:p>
          </table:table-cell>
          <table:table-cell office:value-type="float" office:value="1159.354" calcext:value-type="float">
            <text:p>1159.354</text:p>
          </table:table-cell>
          <table:table-cell office:value-type="float" office:value="57.75" calcext:value-type="float">
            <text:p>57.75</text:p>
          </table:table-cell>
          <table:table-cell office:value-type="float" office:value="47.653" calcext:value-type="float">
            <text:p>47.653</text:p>
          </table:table-cell>
          <table:table-cell office:value-type="float" office:value="59.102" calcext:value-type="float">
            <text:p>59.102</text:p>
          </table:table-cell>
          <table:table-cell office:value-type="float" office:value="20000" calcext:value-type="float">
            <text:p>20000</text:p>
          </table:table-cell>
          <table:table-cell office:value-type="float" office:value="1155008.937" calcext:value-type="float">
            <text:p>1155008.937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-000015.moving.direction_0.5x5.zip</text:p>
          </table:table-cell>
          <table:table-cell office:value-type="float" office:value="1" calcext:value-type="float">
            <text:p>1</text:p>
          </table:table-cell>
          <table:table-cell office:value-type="float" office:value="3.107" calcext:value-type="float">
            <text:p>3.107</text:p>
          </table:table-cell>
          <table:table-cell office:value-type="float" office:value="1082.638" calcext:value-type="float">
            <text:p>1082.638</text:p>
          </table:table-cell>
          <table:table-cell office:value-type="float" office:value="53.904" calcext:value-type="float">
            <text:p>53.904</text:p>
          </table:table-cell>
          <table:table-cell office:value-type="float" office:value="49.325" calcext:value-type="float">
            <text:p>49.325</text:p>
          </table:table-cell>
          <table:table-cell office:value-type="float" office:value="61.246" calcext:value-type="float">
            <text:p>61.246</text:p>
          </table:table-cell>
          <table:table-cell office:value-type="float" office:value="20000" calcext:value-type="float">
            <text:p>20000</text:p>
          </table:table-cell>
          <table:table-cell office:value-type="float" office:value="1078080.341" calcext:value-type="float">
            <text:p>1078080.341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23:.I25])" office:value-type="float" office:value="3239137.563" calcext:value-type="float">
            <text:p>3239137.563</text:p>
          </table:table-cell>
          <table:table-cell table:formula="of:=SUBSTITUTE([.A23];&quot;test-000015.&quot;;&quot;&quot;)" office:value-type="string" office:string-value="moving.direction_0.5x5.zip" calcext:value-type="string">
            <text:p>moving.direction_0.5x5.zip</text:p>
          </table:table-cell>
          <table:table-cell table:formula="of:=[.H23]*3*1000/[.N23]" office:value-type="float" office:value="18.5234491691145" calcext:value-type="float">
            <text:p>18.52</text:p>
          </table:table-cell>
          <table:table-cell/>
          <table:table-cell table:style-name="ce1" table:formula="of:=[.N29]/[.N23]" office:value-type="percentage" office:value="1.04913874878861" calcext:value-type="percentage">
            <text:p>104.91%</text:p>
          </table:table-cell>
        </table:table-row>
        <table:table-row table:style-name="ro1">
          <table:table-cell office:value-type="string" calcext:value-type="string">
            <text:p>test-000015.moving.direction_0.5x5.zip</text:p>
          </table:table-cell>
          <table:table-cell office:value-type="float" office:value="2" calcext:value-type="float">
            <text:p>2</text:p>
          </table:table-cell>
          <table:table-cell office:value-type="float" office:value="3.106" calcext:value-type="float">
            <text:p>3.106</text:p>
          </table:table-cell>
          <table:table-cell office:value-type="float" office:value="1086.701" calcext:value-type="float">
            <text:p>1086.701</text:p>
          </table:table-cell>
          <table:table-cell office:value-type="float" office:value="54.107" calcext:value-type="float">
            <text:p>54.107</text:p>
          </table:table-cell>
          <table:table-cell office:value-type="float" office:value="49.341" calcext:value-type="float">
            <text:p>49.341</text:p>
          </table:table-cell>
          <table:table-cell office:value-type="float" office:value="61.737" calcext:value-type="float">
            <text:p>61.737</text:p>
          </table:table-cell>
          <table:table-cell office:value-type="float" office:value="20000" calcext:value-type="float">
            <text:p>20000</text:p>
          </table:table-cell>
          <table:table-cell office:value-type="float" office:value="1082144.403" calcext:value-type="float">
            <text:p>1082144.403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-000015.moving.direction_0.5x5.zip</text:p>
          </table:table-cell>
          <table:table-cell office:value-type="float" office:value="3" calcext:value-type="float">
            <text:p>3</text:p>
          </table:table-cell>
          <table:table-cell office:value-type="float" office:value="3.104" calcext:value-type="float">
            <text:p>3.104</text:p>
          </table:table-cell>
          <table:table-cell office:value-type="float" office:value="1083.467" calcext:value-type="float">
            <text:p>1083.467</text:p>
          </table:table-cell>
          <table:table-cell office:value-type="float" office:value="53.946" calcext:value-type="float">
            <text:p>53.946</text:p>
          </table:table-cell>
          <table:table-cell office:value-type="float" office:value="49.468" calcext:value-type="float">
            <text:p>49.468</text:p>
          </table:table-cell>
          <table:table-cell office:value-type="float" office:value="61.373" calcext:value-type="float">
            <text:p>61.373</text:p>
          </table:table-cell>
          <table:table-cell office:value-type="float" office:value="20000" calcext:value-type="float">
            <text:p>20000</text:p>
          </table:table-cell>
          <table:table-cell office:value-type="float" office:value="1078912.819" calcext:value-type="float">
            <text:p>1078912.819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-000015.moving.direction_4.2x3.zip</text:p>
          </table:table-cell>
          <table:table-cell office:value-type="float" office:value="1" calcext:value-type="float">
            <text:p>1</text:p>
          </table:table-cell>
          <table:table-cell office:value-type="float" office:value="3.024" calcext:value-type="float">
            <text:p>3.024</text:p>
          </table:table-cell>
          <table:table-cell office:value-type="float" office:value="2274.733" calcext:value-type="float">
            <text:p>2274.733</text:p>
          </table:table-cell>
          <table:table-cell office:value-type="float" office:value="113.519" calcext:value-type="float">
            <text:p>113.519</text:p>
          </table:table-cell>
          <table:table-cell office:value-type="float" office:value="97.904" calcext:value-type="float">
            <text:p>97.904</text:p>
          </table:table-cell>
          <table:table-cell office:value-type="float" office:value="115.326" calcext:value-type="float">
            <text:p>115.326</text:p>
          </table:table-cell>
          <table:table-cell office:value-type="float" office:value="20000" calcext:value-type="float">
            <text:p>20000</text:p>
          </table:table-cell>
          <table:table-cell office:value-type="float" office:value="2270381.794" calcext:value-type="float">
            <text:p>2270381.79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26:.I28])" office:value-type="float" office:value="6807745.416" calcext:value-type="float">
            <text:p>6807745.416</text:p>
          </table:table-cell>
          <table:table-cell table:formula="of:=SUBSTITUTE([.A26];&quot;test-000015.&quot;;&quot;&quot;)" office:value-type="string" office:string-value="moving.direction_4.2x3.zip" calcext:value-type="string">
            <text:p>moving.direction_4.2x3.zip</text:p>
          </table:table-cell>
          <table:table-cell table:formula="of:=[.H26]*3*1000/[.N26]" office:value-type="float" office:value="8.81349056605204" calcext:value-type="float">
            <text:p>8.81</text:p>
          </table:table-cell>
          <table:table-cell/>
          <table:table-cell table:formula="of:=[.N26]/2" office:value-type="float" office:value="3403872.708" calcext:value-type="float">
            <text:p>3403872.708</text:p>
          </table:table-cell>
        </table:table-row>
        <table:table-row table:style-name="ro1">
          <table:table-cell office:value-type="string" calcext:value-type="string">
            <text:p>test-000015.moving.direction_4.2x3.zip</text:p>
          </table:table-cell>
          <table:table-cell office:value-type="float" office:value="2" calcext:value-type="float">
            <text:p>2</text:p>
          </table:table-cell>
          <table:table-cell office:value-type="float" office:value="3.024" calcext:value-type="float">
            <text:p>3.024</text:p>
          </table:table-cell>
          <table:table-cell office:value-type="float" office:value="2273.052" calcext:value-type="float">
            <text:p>2273.052</text:p>
          </table:table-cell>
          <table:table-cell office:value-type="float" office:value="113.435" calcext:value-type="float">
            <text:p>113.435</text:p>
          </table:table-cell>
          <table:table-cell office:value-type="float" office:value="97.932" calcext:value-type="float">
            <text:p>97.932</text:p>
          </table:table-cell>
          <table:table-cell office:value-type="float" office:value="114.756" calcext:value-type="float">
            <text:p>114.756</text:p>
          </table:table-cell>
          <table:table-cell office:value-type="float" office:value="20000" calcext:value-type="float">
            <text:p>20000</text:p>
          </table:table-cell>
          <table:table-cell office:value-type="float" office:value="2268700.724" calcext:value-type="float">
            <text:p>2268700.72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-000015.moving.direction_4.2x3.zip</text:p>
          </table:table-cell>
          <table:table-cell office:value-type="float" office:value="3" calcext:value-type="float">
            <text:p>3</text:p>
          </table:table-cell>
          <table:table-cell office:value-type="float" office:value="3.005" calcext:value-type="float">
            <text:p>3.005</text:p>
          </table:table-cell>
          <table:table-cell office:value-type="float" office:value="2272.994" calcext:value-type="float">
            <text:p>2272.994</text:p>
          </table:table-cell>
          <table:table-cell office:value-type="float" office:value="113.433" calcext:value-type="float">
            <text:p>113.433</text:p>
          </table:table-cell>
          <table:table-cell office:value-type="float" office:value="97.866" calcext:value-type="float">
            <text:p>97.866</text:p>
          </table:table-cell>
          <table:table-cell office:value-type="float" office:value="114.886" calcext:value-type="float">
            <text:p>114.886</text:p>
          </table:table-cell>
          <table:table-cell office:value-type="float" office:value="20000" calcext:value-type="float">
            <text:p>20000</text:p>
          </table:table-cell>
          <table:table-cell office:value-type="float" office:value="2268662.898" calcext:value-type="float">
            <text:p>2268662.898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-000015.moving.direction_4.5x5.zip</text:p>
          </table:table-cell>
          <table:table-cell office:value-type="float" office:value="1" calcext:value-type="float">
            <text:p>1</text:p>
          </table:table-cell>
          <table:table-cell office:value-type="float" office:value="3.131" calcext:value-type="float">
            <text:p>3.131</text:p>
          </table:table-cell>
          <table:table-cell office:value-type="float" office:value="1134.039" calcext:value-type="float">
            <text:p>1134.039</text:p>
          </table:table-cell>
          <table:table-cell office:value-type="float" office:value="56.473" calcext:value-type="float">
            <text:p>56.473</text:p>
          </table:table-cell>
          <table:table-cell office:value-type="float" office:value="49.854" calcext:value-type="float">
            <text:p>49.854</text:p>
          </table:table-cell>
          <table:table-cell office:value-type="float" office:value="61.428" calcext:value-type="float">
            <text:p>61.428</text:p>
          </table:table-cell>
          <table:table-cell office:value-type="float" office:value="20000" calcext:value-type="float">
            <text:p>20000</text:p>
          </table:table-cell>
          <table:table-cell office:value-type="float" office:value="1129455.92" calcext:value-type="float">
            <text:p>1129455.92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29:.I31])" office:value-type="float" office:value="3398304.73" calcext:value-type="float">
            <text:p>3398304.73</text:p>
          </table:table-cell>
          <table:table-cell table:formula="of:=SUBSTITUTE([.A29];&quot;test-000015.&quot;;&quot;&quot;)" office:value-type="string" office:string-value="moving.direction_4.5x5.zip" calcext:value-type="string">
            <text:p>moving.direction_4.5x5.zip</text:p>
          </table:table-cell>
          <table:table-cell table:formula="of:=[.H29]*3*1000/[.N29]" office:value-type="float" office:value="17.6558621922055" calcext:value-type="float">
            <text:p>17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15.moving.direction_4.5x5.zip</text:p>
          </table:table-cell>
          <table:table-cell office:value-type="float" office:value="2" calcext:value-type="float">
            <text:p>2</text:p>
          </table:table-cell>
          <table:table-cell office:value-type="float" office:value="3.11" calcext:value-type="float">
            <text:p>3.11</text:p>
          </table:table-cell>
          <table:table-cell office:value-type="float" office:value="1141.032" calcext:value-type="float">
            <text:p>1141.032</text:p>
          </table:table-cell>
          <table:table-cell office:value-type="float" office:value="56.824" calcext:value-type="float">
            <text:p>56.824</text:p>
          </table:table-cell>
          <table:table-cell office:value-type="float" office:value="49.809" calcext:value-type="float">
            <text:p>49.809</text:p>
          </table:table-cell>
          <table:table-cell office:value-type="float" office:value="61.949" calcext:value-type="float">
            <text:p>61.949</text:p>
          </table:table-cell>
          <table:table-cell office:value-type="float" office:value="20000" calcext:value-type="float">
            <text:p>20000</text:p>
          </table:table-cell>
          <table:table-cell office:value-type="float" office:value="1136473.591" calcext:value-type="float">
            <text:p>1136473.59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est-000015.moving.direction_4.5x5.zip</text:p>
          </table:table-cell>
          <table:table-cell office:value-type="float" office:value="3" calcext:value-type="float">
            <text:p>3</text:p>
          </table:table-cell>
          <table:table-cell office:value-type="float" office:value="3.111" calcext:value-type="float">
            <text:p>3.111</text:p>
          </table:table-cell>
          <table:table-cell office:value-type="float" office:value="1136.937" calcext:value-type="float">
            <text:p>1136.937</text:p>
          </table:table-cell>
          <table:table-cell office:value-type="float" office:value="56.619" calcext:value-type="float">
            <text:p>56.619</text:p>
          </table:table-cell>
          <table:table-cell office:value-type="float" office:value="50.228" calcext:value-type="float">
            <text:p>50.228</text:p>
          </table:table-cell>
          <table:table-cell office:value-type="float" office:value="62.057" calcext:value-type="float">
            <text:p>62.057</text:p>
          </table:table-cell>
          <table:table-cell office:value-type="float" office:value="20000" calcext:value-type="float">
            <text:p>20000</text:p>
          </table:table-cell>
          <table:table-cell office:value-type="float" office:value="1132375.219" calcext:value-type="float">
            <text:p>1132375.219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formula="of:=AVERAGE([.E14:.E16])" office:value-type="float" office:value="16.8786666666667" calcext:value-type="float">
            <text:p>16.8786666666667</text:p>
          </table:table-cell>
          <table:table-cell table:formula="of:=AVERAGE([.E20:.E22])" office:value-type="float" office:value="57.7223333333333" calcext:value-type="float">
            <text:p>57.7223333333333</text:p>
          </table:table-cell>
          <table:table-cell table:formula="of:=AVERAGE([.E26:.E28])" office:value-type="float" office:value="113.462333333333" calcext:value-type="float">
            <text:p>113.46233333333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1" table:formula="of:=[.E38]/[.$E$38]" office:value-type="percentage" office:value="1" calcext:value-type="percentage">
            <text:p>100.00%</text:p>
          </table:table-cell>
          <table:table-cell table:style-name="ce1" table:formula="of:=[.F38]/[.$E$38]" office:value-type="percentage" office:value="3.41983963978197" calcext:value-type="percentage">
            <text:p>341.98%</text:p>
          </table:table-cell>
          <table:table-cell table:style-name="ce1" table:formula="of:=[.G38]/[.$E$38]" office:value-type="percentage" office:value="6.72223319377518" calcext:value-type="percentage">
            <text:p>672.22%</text:p>
          </table:table-cell>
          <table:table-cell table:number-columns-repeated="8"/>
          <table:table-cell table:style-name="Default"/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453.51pt" svg:height="255.09pt" svg:x="530.67pt" svg:y="472.65pt">
            <draw:object draw:notify-on-update-of-ranges="Sheet2.M25:Sheet2.N25 Sheet2.M26:Sheet2.N35 Sheet2.O25:Sheet2.O25 Sheet2.O26:Sheet2.O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Map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moving.direction_0.2x3.zip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moving.direction_0.5x5.zip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moving.direction_4.2x3.zip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moving.direction_4.5x5.zip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overlapping.direction_0.zip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overlapping.direction_4.zip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tationary.direction_0.2x3.zip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tationary.direction_0.5x5.zip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tationary.direction_4.2x3.zip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tationary.direction_4.5x5.zip</text:p>
          </table:table-cell>
          <table:table-cell table:number-columns-repeated="9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8"/>
          <table:table-cell table:formula="of:=SUBSTITUTE([.I8];&quot;.zip&quot;;&quot;&quot;)" office:value-type="string" office:string-value="Map" calcext:value-type="string">
            <text:p>Map</text:p>
          </table:table-cell>
          <table:table-cell office:value-type="string" calcext:value-type="string">
            <text:p>Effective UPS</text:p>
          </table:table-cell>
          <table:table-cell table:number-columns-repeated="2"/>
          <table:table-cell office:value-type="string" calcext:value-type="string">
            <text:p>Map setting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ffective UPS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2x3</text:p>
          </table:table-cell>
          <table:table-cell table:formula="of:=SUBSTITUTE([.I9];&quot;.zip&quot;;&quot;&quot;)" office:value-type="string" office:string-value="moving.direction_0.2x3" calcext:value-type="string">
            <text:p>moving.direction_0.2x3</text:p>
          </table:table-cell>
          <table:table-cell office:value-type="float" office:value="17.32" calcext:value-type="float">
            <text:p>17.32</text:p>
          </table:table-cell>
          <table:table-cell table:number-columns-repeated="2"/>
          <table:table-cell office:value-type="string" calcext:value-type="string" table:number-columns-spanned="1" table:number-rows-spanned="2">
            <text:p>Stationary 1 x 1</text:p>
          </table:table-cell>
          <table:table-cell office:value-type="string" calcext:value-type="string">
            <text:p>D 0</text:p>
          </table:table-cell>
          <table:table-cell office:value-type="float" office:value="58.26" calcext:value-type="float">
            <text:p>58.2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5x5</text:p>
          </table:table-cell>
          <table:table-cell table:formula="of:=SUBSTITUTE([.I10];&quot;.zip&quot;;&quot;&quot;)" office:value-type="string" office:string-value="moving.direction_0.5x5" calcext:value-type="string">
            <text:p>moving.direction_0.5x5</text:p>
          </table:table-cell>
          <table:table-cell office:value-type="float" office:value="18.52" calcext:value-type="float">
            <text:p>18.52</text:p>
          </table:table-cell>
          <table:table-cell table:number-columns-repeated="2"/>
          <table:covered-table-cell/>
          <table:table-cell office:value-type="string" calcext:value-type="string">
            <text:p>D 4</text:p>
          </table:table-cell>
          <table:table-cell office:value-type="float" office:value="58.13" calcext:value-type="float">
            <text:p>58.13</text:p>
          </table:table-cell>
          <table:table-cell table:number-columns-repeated="2"/>
          <table:table-cell table:style-name="ce1" table:formula="of:=[.O27]/[.O26]" office:value-type="percentage" office:value="0.99776862341229" calcext:value-type="percentage">
            <text:p>99.78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x3</text:p>
          </table:table-cell>
          <table:table-cell table:formula="of:=SUBSTITUTE([.I11];&quot;.zip&quot;;&quot;&quot;)" office:value-type="string" office:string-value="moving.direction_4.2x3" calcext:value-type="string">
            <text:p>moving.direction_4.2x3</text:p>
          </table:table-cell>
          <table:table-cell office:value-type="float" office:value="8.81" calcext:value-type="float">
            <text:p>8.81</text:p>
          </table:table-cell>
          <table:table-cell table:number-columns-repeated="2"/>
          <table:table-cell office:value-type="string" calcext:value-type="string" table:number-columns-spanned="1" table:number-rows-spanned="2">
            <text:p>Stationary 3 x 2.1</text:p>
          </table:table-cell>
          <table:table-cell office:value-type="string" calcext:value-type="string">
            <text:p>D 0</text:p>
          </table:table-cell>
          <table:table-cell office:value-type="float" office:value="59.17" calcext:value-type="float">
            <text:p>59.1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5x5</text:p>
          </table:table-cell>
          <table:table-cell table:formula="of:=SUBSTITUTE([.I12];&quot;.zip&quot;;&quot;&quot;)" office:value-type="string" office:string-value="moving.direction_4.5x5" calcext:value-type="string">
            <text:p>moving.direction_4.5x5</text:p>
          </table:table-cell>
          <table:table-cell office:value-type="float" office:value="17.66" calcext:value-type="float">
            <text:p>17.66</text:p>
          </table:table-cell>
          <table:table-cell table:number-columns-repeated="2"/>
          <table:covered-table-cell/>
          <table:table-cell office:value-type="string" calcext:value-type="string">
            <text:p>D 4</text:p>
          </table:table-cell>
          <table:table-cell office:value-type="float" office:value="59.25" calcext:value-type="float">
            <text:p>59.25</text:p>
          </table:table-cell>
          <table:table-cell table:number-columns-repeated="2"/>
          <table:table-cell table:style-name="ce1" table:formula="of:=[.O29]/[.O28]" office:value-type="percentage" office:value="1.00135203650499" calcext:value-type="percentage">
            <text:p>100.14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x1</text:p>
          </table:table-cell>
          <table:table-cell office:value-type="string" calcext:value-type="string">
            <text:p>stationary.direction_0.1x1</text:p>
          </table:table-cell>
          <table:table-cell office:value-type="float" office:value="58.26" calcext:value-type="float">
            <text:p>58.26</text:p>
          </table:table-cell>
          <table:table-cell table:number-columns-repeated="2"/>
          <table:table-cell office:value-type="string" calcext:value-type="string" table:number-columns-spanned="1" table:number-rows-spanned="2">
            <text:p>Stationary 5 x 5</text:p>
          </table:table-cell>
          <table:table-cell office:value-type="string" calcext:value-type="string">
            <text:p>D 0</text:p>
          </table:table-cell>
          <table:table-cell office:value-type="float" office:value="58.58" calcext:value-type="float">
            <text:p>58.5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1x1</text:p>
          </table:table-cell>
          <table:table-cell office:value-type="string" calcext:value-type="string">
            <text:p>stationary.direction_4.1x1</text:p>
          </table:table-cell>
          <table:table-cell office:value-type="float" office:value="58.13" calcext:value-type="float">
            <text:p>58.13</text:p>
          </table:table-cell>
          <table:table-cell table:number-columns-repeated="2"/>
          <table:covered-table-cell/>
          <table:table-cell office:value-type="string" calcext:value-type="string">
            <text:p>D 4</text:p>
          </table:table-cell>
          <table:table-cell office:value-type="float" office:value="58.65" calcext:value-type="float">
            <text:p>58.65</text:p>
          </table:table-cell>
          <table:table-cell table:number-columns-repeated="2"/>
          <table:table-cell table:style-name="ce1" table:formula="of:=[.O31]/[.O30]" office:value-type="percentage" office:value="1.00119494708092" calcext:value-type="percentage">
            <text:p>100.12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x3</text:p>
          </table:table-cell>
          <table:table-cell table:formula="of:=SUBSTITUTE([.I15];&quot;.zip&quot;;&quot;&quot;)" office:value-type="string" office:string-value="stationary.direction_0.2x3" calcext:value-type="string">
            <text:p>stationary.direction_0.2x3</text:p>
          </table:table-cell>
          <table:table-cell office:value-type="float" office:value="59.17" calcext:value-type="float">
            <text:p>59.17</text:p>
          </table:table-cell>
          <table:table-cell table:number-columns-repeated="2"/>
          <table:table-cell office:value-type="string" calcext:value-type="string" table:number-columns-spanned="1" table:number-rows-spanned="2">
            <text:p>Moving 3 x 2.1</text:p>
          </table:table-cell>
          <table:table-cell office:value-type="string" calcext:value-type="string">
            <text:p>D 0</text:p>
          </table:table-cell>
          <table:table-cell office:value-type="float" office:value="17.32" calcext:value-type="float">
            <text:p>17.3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5x5</text:p>
          </table:table-cell>
          <table:table-cell table:formula="of:=SUBSTITUTE([.I16];&quot;.zip&quot;;&quot;&quot;)" office:value-type="string" office:string-value="stationary.direction_0.5x5" calcext:value-type="string">
            <text:p>stationary.direction_0.5x5</text:p>
          </table:table-cell>
          <table:table-cell office:value-type="float" office:value="58.58" calcext:value-type="float">
            <text:p>58.58</text:p>
          </table:table-cell>
          <table:table-cell table:number-columns-repeated="2"/>
          <table:covered-table-cell/>
          <table:table-cell office:value-type="string" calcext:value-type="string">
            <text:p>D 4</text:p>
          </table:table-cell>
          <table:table-cell office:value-type="float" office:value="8.81" calcext:value-type="float">
            <text:p>8.81</text:p>
          </table:table-cell>
          <table:table-cell/>
          <table:table-cell table:style-name="ce1" table:formula="of:=[.O32]/[.O33]" office:value-type="percentage" office:value="1.96594778660613" calcext:value-type="percentage">
            <text:p>196.59%</text:p>
          </table:table-cell>
          <table:table-cell table:style-name="ce1" table:formula="of:=[.O33]/[.O32]" office:value-type="percentage" office:value="0.508660508083141" calcext:value-type="percentage">
            <text:p>50.87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x3</text:p>
          </table:table-cell>
          <table:table-cell table:formula="of:=SUBSTITUTE([.I17];&quot;.zip&quot;;&quot;&quot;)" office:value-type="string" office:string-value="stationary.direction_4.2x3" calcext:value-type="string">
            <text:p>stationary.direction_4.2x3</text:p>
          </table:table-cell>
          <table:table-cell office:value-type="float" office:value="59.25" calcext:value-type="float">
            <text:p>59.25</text:p>
          </table:table-cell>
          <table:table-cell table:number-columns-repeated="2"/>
          <table:table-cell office:value-type="string" calcext:value-type="string" table:number-columns-spanned="1" table:number-rows-spanned="2">
            <text:p>Moving 5 x 5</text:p>
          </table:table-cell>
          <table:table-cell office:value-type="string" calcext:value-type="string">
            <text:p>D 0</text:p>
          </table:table-cell>
          <table:table-cell office:value-type="float" office:value="18.52" calcext:value-type="float">
            <text:p>18.5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5x5</text:p>
          </table:table-cell>
          <table:table-cell table:formula="of:=SUBSTITUTE([.I18];&quot;.zip&quot;;&quot;&quot;)" office:value-type="string" office:string-value="stationary.direction_4.5x5" calcext:value-type="string">
            <text:p>stationary.direction_4.5x5</text:p>
          </table:table-cell>
          <table:table-cell office:value-type="float" office:value="58.65" calcext:value-type="float">
            <text:p>58.65</text:p>
          </table:table-cell>
          <table:table-cell table:number-columns-repeated="2"/>
          <table:covered-table-cell/>
          <table:table-cell office:value-type="string" calcext:value-type="string">
            <text:p>D 4</text:p>
          </table:table-cell>
          <table:table-cell office:value-type="float" office:value="17.66" calcext:value-type="float">
            <text:p>17.66</text:p>
          </table:table-cell>
          <table:table-cell table:number-columns-repeated="2"/>
          <table:table-cell table:style-name="ce1" table:formula="of:=[.O35]/[.O34]" office:value-type="percentage" office:value="0.953563714902808" calcext:value-type="percentage">
            <text:p>95.36%</text:p>
          </table:table-cell>
        </table:table-row>
      </table:table>
      <table:named-expressions/>
      <table:database-ranges>
        <table:database-range table:name="__Anonymous_Sheet_DB__0" table:target-range-address="Sheet1.A1:Sheet1.L37">
          <table:sort>
            <table:sort-by table:field-number="0" table:data-type="automatic"/>
          </table:sort>
        </table:database-range>
        <table:database-range table:name="__Anonymous_Sheet_DB__1" table:target-range-address="Sheet2.I9:Sheet2.J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06:47:34.692749031</meta:creation-date>
    <dc:date>2019-01-12T10:43:12.588805853</dc:date>
    <meta:editing-duration>PT39M52S</meta:editing-duration>
    <meta:editing-cycles>3</meta:editing-cycles>
    <meta:generator>LibreOffice/6.1.4.2$Linux_X86_64 LibreOffice_project/10$Build-2</meta:generator>
    <meta:document-statistic meta:table-count="2" meta:cell-count="4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monospace" style:font-style-name="Regular" style:font-pitch="fixed"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004586" dr3d:edge-rounding="5%"/>
      <style:text-properties fo:color="#ffffff" fo:font-family="monospace" style:font-style-name="Regular" style:font-pitch="fixed"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87cm" svg:y="0.316cm" chart:style-name="ch2">
          <text:p>Effective UPS for car configuration</text:p>
        </chart:title>
        <chart:plot-area chart:style-name="ch3" table:cell-range-address="Sheet2.M25:Sheet2.O35" chart:data-source-has-labels="both" svg:x="0.32cm" svg:y="1.301cm" svg:width="15.36cm" svg:height="7.519cm">
          <chartooo:coordinate-region svg:x="5.268cm" svg:y="1.301cm" svg:width="10.225cm" svg:height="6.872cm"/>
          <chart:axis chart:dimension="x" chart:name="primary-x" chart:style-name="ch4" chartooo:axis-type="auto">
            <chartooo:date-scale/>
            <chart:categories table:cell-range-address="Sheet2.M26:Sheet2.N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O26:Sheet2.O35" chart:label-cell-address="Sheet2.O25:Sheet2.O25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ve UPS</text:p>
                <draw:g>
                  <svg:desc>Sheet2.O25:Sheet2.O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tionary 1 x 1 D 0</text:p>
                <text:list>
                  <text:list-item>
                    <text:p>Stationary 1 x 1</text:p>
                  </text:list-item>
                  <text:list-item>
                    <text:p>D 0</text:p>
                  </text:list-item>
                </text:list>
                <draw:g>
                  <svg:desc>Sheet2.M26:Sheet2.N35</svg:desc>
                </draw:g>
              </table:table-cell>
              <table:table-cell office:value-type="float" office:value="58.26">
                <text:p>58.26</text:p>
                <draw:g>
                  <svg:desc>Sheet2.O26:Sheet2.O35</svg:desc>
                </draw:g>
              </table:table-cell>
            </table:table-row>
            <table:table-row>
              <table:table-cell office:value-type="string">
                <text:p>Stationary 1 x 1 D 4</text:p>
                <text:list>
                  <text:list-item>
                    <text:p/>
                  </text:list-item>
                  <text:list-item>
                    <text:p>D 4</text:p>
                  </text:list-item>
                </text:list>
              </table:table-cell>
              <table:table-cell office:value-type="float" office:value="58.13">
                <text:p>58.13</text:p>
              </table:table-cell>
            </table:table-row>
            <table:table-row>
              <table:table-cell office:value-type="string">
                <text:p>Stationary 3 x 2.1 D 0</text:p>
                <text:list>
                  <text:list-item>
                    <text:p>Stationary 3 x 2.1</text:p>
                  </text:list-item>
                  <text:list-item>
                    <text:p>D 0</text:p>
                  </text:list-item>
                </text:list>
              </table:table-cell>
              <table:table-cell office:value-type="float" office:value="59.17">
                <text:p>59.17</text:p>
              </table:table-cell>
            </table:table-row>
            <table:table-row>
              <table:table-cell office:value-type="string">
                <text:p>Stationary 3 x 2.1 D 4</text:p>
                <text:list>
                  <text:list-item>
                    <text:p/>
                  </text:list-item>
                  <text:list-item>
                    <text:p>D 4</text:p>
                  </text:list-item>
                </text:list>
              </table:table-cell>
              <table:table-cell office:value-type="float" office:value="59.25">
                <text:p>59.25</text:p>
              </table:table-cell>
            </table:table-row>
            <table:table-row>
              <table:table-cell office:value-type="string">
                <text:p>Stationary 5 x 5 D 0</text:p>
                <text:list>
                  <text:list-item>
                    <text:p>Stationary 5 x 5</text:p>
                  </text:list-item>
                  <text:list-item>
                    <text:p>D 0</text:p>
                  </text:list-item>
                </text:list>
              </table:table-cell>
              <table:table-cell office:value-type="float" office:value="58.58">
                <text:p>58.58</text:p>
              </table:table-cell>
            </table:table-row>
            <table:table-row>
              <table:table-cell office:value-type="string">
                <text:p>Stationary 5 x 5 D 4</text:p>
                <text:list>
                  <text:list-item>
                    <text:p/>
                  </text:list-item>
                  <text:list-item>
                    <text:p>D 4</text:p>
                  </text:list-item>
                </text:list>
              </table:table-cell>
              <table:table-cell office:value-type="float" office:value="58.65">
                <text:p>58.65</text:p>
              </table:table-cell>
            </table:table-row>
            <table:table-row>
              <table:table-cell office:value-type="string">
                <text:p>Moving 3 x 2.1 D 0</text:p>
                <text:list>
                  <text:list-item>
                    <text:p>Moving 3 x 2.1</text:p>
                  </text:list-item>
                  <text:list-item>
                    <text:p>D 0</text:p>
                  </text:list-item>
                </text:list>
              </table:table-cell>
              <table:table-cell office:value-type="float" office:value="17.32">
                <text:p>17.32</text:p>
              </table:table-cell>
            </table:table-row>
            <table:table-row>
              <table:table-cell office:value-type="string">
                <text:p>Moving 3 x 2.1 D 4</text:p>
                <text:list>
                  <text:list-item>
                    <text:p/>
                  </text:list-item>
                  <text:list-item>
                    <text:p>D 4</text:p>
                  </text:list-item>
                </text:list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Moving 5 x 5 D 0</text:p>
                <text:list>
                  <text:list-item>
                    <text:p>Moving 5 x 5</text:p>
                  </text:list-item>
                  <text:list-item>
                    <text:p>D 0</text:p>
                  </text:list-item>
                </text:list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string">
                <text:p>Moving 5 x 5 D 4</text:p>
                <text:list>
                  <text:list-item>
                    <text:p/>
                  </text:list-item>
                  <text:list-item>
                    <text:p>D 4</text:p>
                  </text:list-item>
                </text:list>
              </table:table-cell>
              <table:table-cell office:value-type="float" office:value="17.66">
                <text:p>17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